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wline" svg:font-family="rawline, helvetica, arial, sans-serif"/>
  </office:font-face-decls>
  <office:automatic-styles>
    <style:style style:name="P1" style:family="paragraph" style:parent-style-name="Standard">
      <style:text-properties officeooo:rsid="000545a4" officeooo:paragraph-rsid="000545a4"/>
    </style:style>
    <style:style style:name="P2" style:family="paragraph" style:parent-style-name="Standard">
      <style:text-properties officeooo:paragraph-rsid="000545a4"/>
    </style:style>
    <style:style style:name="T1" style:family="text">
      <style:text-properties officeooo:rsid="000545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taliśmy tabele z danymi, które zostały opracowane i zaprezentowane w taki sposób, aby pokazać pewne zależności procesów deforestacji zachodzących w Brazylii. Jednak uważamy, że tymi danymi nie da się dokładnie odzwierciedlić sytuację z wylesianiem w Brazylii ponieważ brakuje zdecydowanie w tabelach danych odzwierciedlających czynnik ludzki. Jeśli chodzi o pożary, to czy to byli naturalne zjawiska, czy podpalenia, jeśli chodzi o wylesienie, to czy to była konsekwencja spontanicznych wycinek, czy nieprawidłowej gospodarki leśnej. Założyliśmy sobie, że jesteśmy zwolennikami takiego modelu biznesowego, który powodował by zachowanie lasu tropikalnego.</text:p>
      <text:p text:style-name="P2"><text:span text:style-name="T1">Z historycznej perspektywy Brazylia (czy ten kawałek terytorium Ameryki południowej) była cała porośnięta lasem tropikalnym i najpierw się rozwijali miasta położone na wybrzeżu atlantyckim, a ekspansja postępowała w stronę lądu powoli, ale nieustannie – działo się to jeszcze w czasach kiedy temat lasów tropikalnych nikogo nie interesował, czyli w wieku XVIII, XIX.</text:span></text:p>
      <text:p text:style-name="P2"/>
      <text:p text:style-name="Standard">Instituto Nacional de Pesquisas Espaciais <text:span text:style-name="T1">INPE - National Institute for Space Research</text:span></text:p>
      <text:p text:style-name="Standard"/>
      <text:p text:style-name="P1">Real GDP per capita $14,600 (2021 est.) Inflation rate - 8.3% (2021 est.), 5,3 % 2022.</text:p>
      <text:p text:style-name="P1"/>
      <text:p text:style-name="P1">Lasy zajmują 61,9%. (dane z 2018).</text:p>
      <text:p text:style-name="P1"/>
      <text:p text:style-name="P1"/>
      <text:p text:style-name="P1">Stany Brazylii, które borykają się z deforestacją, nie są najbardziej zaludnionymi obszarami kraju.</text:p>
      <text:p text:style-name="P1">W roku 1960 Brazylia liczyła 72,5 mln obywateli, a w roku 2015 – 207,8 mln ludności, w tym wysoki poziom młodych ludzi w wieku powyżej 20 lat. Dzisiaj to 217 mln. <text:s/>W trakcie analizy danych zauważyliśmy korelację między gęstością zaludnienia a pożarami, czy wylesieniem.</text:p>
      <text:p text:style-name="P1">Z drugiej strony populacja zamieszkująca wybrzeże atlantyckie korzysta ze wszystkich dobrodziejstw cywilizacji – w dużej mierze Brazylia wymienionych w prezentacji Stanów to jak Polska B w niezbyt dawnych czasach, gdzie poziom dochodu na głowę jest wyraźnie niższy. Z kolei rozwój kraju postępuje nieustannie – są budowane autostrady przez puszczę amazońską, co w oczywisty sposób powoduje wylesienie dużych obszarów, ale też udostępnia las tropikalny na rabunkowe korzystanie. </text:p>
      <text:p text:style-name="P1">Trudności, z którymi się borykamy: W zasadzie ekspansja na północny zachód i zachód w Brazylii nie może zostać powstrzymana bo jest to raczej normalny proces rozwijającego się państwa, w którym 90% populacji nie ma nic przeciwko wycinania lasów amazońskich – kluczem jest zwiększanie świadomości populacji o wartości posiadanego skarbu w postaci lasów tropikalnych – jak pod względem ilości potencjalnych turystów zagranicznych, tak pod względem stabilizującego działania <text:s/>na klimat.</text:p>
      <text:p text:style-name="P1"/>
      <text:p text:style-name="P1">Lasy w Brazylii znikają, bo kupujemy od Brazylii (ale też z innych krajów) mnóstwo produktów pochodzących z wylesionych terenów.</text:p>
      <text:p text:style-name="P1">Perspektywa: W 2022 w EU została zaakceptowana nowa ustawa do zapobiegania sprzedaży na rynku EU przez firmy handlujące kawą, wołowiną, soja i innymi surowcami powiązane z wylesianiem – dotyczy ta ustawa w dużej mierze Brazylii, ale też firmy z innych krajów. Firmy brazylijskie będą musiały udowadniać, że ich łańcuchy dostawcze nie przyczyniają się do destrukcji lasów (nie tylko w Brazylii).</text:p>
      <text:p text:style-name="P1">W 2021 EU zapewniła 52% importowanej mrożonej wołowiny z Brazylii, jak również 28% całego importu garbowanej skóry i 30% gotowych skór, co w związku z przyjęciem nowej ustawy odseparuje firmy, które nie będą w stanie udowodnić pochodzenia towaru.</text:p>
      <text:p text:style-name="P1"/>
      <text:p text:style-name="P1">Stany Amapa, Maranhao, najbardziej rokują w sensie organizowania turystyki celem zachowania istniejącego lasu jak również zwiększenia wydajności terenów już posiadanych.</text:p>
      <text:p text:style-name="P1"><text:s/>Tocantins praktycznie nie posiada już lasu tropikalnego i raczej nadaje się na zalesianie.</text:p>
      <text:p text:style-name="P1"><text:soft-page-break/>Amazonas, Roraima, Acre i Para – stany najbardziej problematyczne w sensie deforestacji – są jednymi z największych i narażone są na konsekwencje budowy dróg, rabunkowej gospodarki i wylesiania dla organizacji pastwisk. </text:p>
      <text:p text:style-name="P1">Stany Mato Grosso i Rondonia mają szanse na zostawienie enklaw (resztek) lasów tropikalnych, które mogą tez być wykorzystane dla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awline" svg:font-family="rawline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7T17:12:55.290000000</meta:creation-date>
    <dc:date>2023-02-17T23:03:48.088000000</dc:date>
    <meta:editing-duration>PT5H50M53S</meta:editing-duration>
    <meta:editing-cycles>1</meta:editing-cycles>
    <meta:document-statistic meta:table-count="0" meta:image-count="0" meta:object-count="0" meta:page-count="2" meta:paragraph-count="16" meta:word-count="554" meta:character-count="3935" meta:non-whitespace-character-count="3382"/>
    <meta:generator>LibreOffice/7.5.0.3$Windows_X86_64 LibreOffice_project/c21113d003cd3efa8c53188764377a8272d9d6de</meta:generator>
  </office:meta>
</office:document-meta>
</file>